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26165" officeooo:paragraph-rsid="00026165"/>
    </style:style>
    <style:style style:name="P2" style:family="paragraph" style:parent-style-name="Standard">
      <style:text-properties officeooo:rsid="0003a7e5" officeooo:paragraph-rsid="0003a7e5"/>
    </style:style>
    <style:style style:name="P3" style:family="paragraph" style:parent-style-name="Standard">
      <style:text-properties officeooo:rsid="000ad352" officeooo:paragraph-rsid="000ad352"/>
    </style:style>
    <style:style style:name="P4" style:family="paragraph" style:parent-style-name="Standard">
      <style:text-properties officeooo:rsid="000ad352" officeooo:paragraph-rsid="00207254"/>
    </style:style>
    <style:style style:name="P5" style:family="paragraph" style:parent-style-name="Standard">
      <style:text-properties officeooo:rsid="000ad352" officeooo:paragraph-rsid="0021c79d"/>
    </style:style>
    <style:style style:name="P6" style:family="paragraph" style:parent-style-name="Standard">
      <style:text-properties officeooo:rsid="000ad352" officeooo:paragraph-rsid="0026953b"/>
    </style:style>
    <style:style style:name="P7" style:family="paragraph" style:parent-style-name="Standard">
      <style:text-properties fo:font-weight="normal" officeooo:rsid="00429eba" officeooo:paragraph-rsid="00429eba" style:font-weight-asian="normal" style:font-weight-complex="normal"/>
    </style:style>
    <style:style style:name="P8" style:family="paragraph" style:parent-style-name="Standard">
      <style:text-properties fo:font-weight="normal" officeooo:rsid="00429eba" officeooo:paragraph-rsid="004f97d9" style:font-weight-asian="normal" style:font-weight-complex="normal"/>
    </style:style>
    <style:style style:name="P9" style:family="paragraph" style:parent-style-name="Standard">
      <style:text-properties fo:font-weight="normal" officeooo:rsid="00429eba" officeooo:paragraph-rsid="00512d12" style:font-weight-asian="normal" style:font-weight-complex="normal"/>
    </style:style>
    <style:style style:name="P10" style:family="paragraph" style:parent-style-name="Standard">
      <style:text-properties fo:font-weight="normal" officeooo:rsid="00429eba" officeooo:paragraph-rsid="00524487" style:font-weight-asian="normal" style:font-weight-complex="normal"/>
    </style:style>
    <style:style style:name="P11" style:family="paragraph" style:parent-style-name="Standard">
      <style:text-properties fo:font-weight="normal" officeooo:rsid="00429eba" officeooo:paragraph-rsid="0055ccfe" style:font-weight-asian="normal" style:font-weight-complex="normal"/>
    </style:style>
    <style:style style:name="P12" style:family="paragraph" style:parent-style-name="Standard">
      <style:text-properties officeooo:rsid="000bc861" officeooo:paragraph-rsid="000bc861"/>
    </style:style>
    <style:style style:name="P13" style:family="paragraph" style:parent-style-name="Standard">
      <style:text-properties officeooo:rsid="000bc861" officeooo:paragraph-rsid="00101717"/>
    </style:style>
    <style:style style:name="P14" style:family="paragraph" style:parent-style-name="Standard">
      <style:text-properties officeooo:rsid="001d9be0" officeooo:paragraph-rsid="001d9be0"/>
    </style:style>
    <style:style style:name="P15" style:family="paragraph" style:parent-style-name="Standard">
      <style:text-properties officeooo:rsid="002a7483" officeooo:paragraph-rsid="002a7483"/>
    </style:style>
    <style:style style:name="P16" style:family="paragraph" style:parent-style-name="Standard">
      <style:text-properties officeooo:rsid="002a7483" officeooo:paragraph-rsid="002d478c"/>
    </style:style>
    <style:style style:name="P17" style:family="paragraph" style:parent-style-name="Standard">
      <style:text-properties officeooo:rsid="00302a08" officeooo:paragraph-rsid="00302a08"/>
    </style:style>
    <style:style style:name="P18" style:family="paragraph" style:parent-style-name="Standard">
      <style:text-properties officeooo:rsid="00302a08" officeooo:paragraph-rsid="00338d99"/>
    </style:style>
    <style:style style:name="P19" style:family="paragraph" style:parent-style-name="Standard">
      <style:text-properties officeooo:rsid="0030e165" officeooo:paragraph-rsid="0030e165"/>
    </style:style>
    <style:style style:name="P20" style:family="paragraph" style:parent-style-name="Standard">
      <style:text-properties officeooo:rsid="003299cc" officeooo:paragraph-rsid="003299cc"/>
    </style:style>
    <style:style style:name="P21" style:family="paragraph" style:parent-style-name="Standard">
      <style:text-properties officeooo:rsid="003600d9" officeooo:paragraph-rsid="003600d9"/>
    </style:style>
    <style:style style:name="P22" style:family="paragraph" style:parent-style-name="Standard">
      <style:text-properties fo:font-weight="bold" officeooo:rsid="00026165" officeooo:paragraph-rsid="00026165" style:font-weight-asian="bold" style:font-weight-complex="bold"/>
    </style:style>
    <style:style style:name="P23" style:family="paragraph" style:parent-style-name="Standard">
      <style:text-properties fo:font-weight="bold" officeooo:rsid="00422c95" officeooo:paragraph-rsid="00422c95" style:font-weight-asian="bold" style:font-weight-complex="bold"/>
    </style:style>
    <style:style style:name="P24" style:family="paragraph" style:parent-style-name="Standard">
      <style:text-properties fo:font-weight="bold" officeooo:rsid="0057d8c9" officeooo:paragraph-rsid="0057d8c9" style:font-weight-asian="bold" style:font-weight-complex="bold"/>
    </style:style>
    <style:style style:name="P25" style:family="paragraph" style:parent-style-name="Standard">
      <style:text-properties fo:font-weight="bold" officeooo:rsid="000ad352" officeooo:paragraph-rsid="000ad352" style:font-weight-asian="bold" style:font-weight-complex="bold"/>
    </style:style>
    <style:style style:name="P26" style:family="paragraph" style:parent-style-name="Standard">
      <style:text-properties fo:font-style="italic" fo:font-weight="normal" officeooo:rsid="00429eba" officeooo:paragraph-rsid="004f97d9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429eba" officeooo:paragraph-rsid="00512d12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429eba" officeooo:paragraph-rsid="00524487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429eba" officeooo:paragraph-rsid="0055ccfe" style:font-style-asian="italic" style:font-weight-asian="normal" style:font-style-complex="italic" style:font-weight-complex="normal"/>
    </style:style>
    <style:style style:name="P30" style:family="paragraph" style:parent-style-name="Standard" style:list-style-name="L1">
      <style:text-properties officeooo:paragraph-rsid="00512d12"/>
    </style:style>
    <style:style style:name="P31" style:family="paragraph" style:parent-style-name="Standard" style:list-style-name="L1">
      <style:text-properties fo:font-weight="normal" officeooo:rsid="00429eba" officeooo:paragraph-rsid="00429eba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429eba" officeooo:paragraph-rsid="0045593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429eba" officeooo:paragraph-rsid="00474318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429eba" officeooo:paragraph-rsid="004b85ed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429eba" officeooo:paragraph-rsid="004cc303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429eba" officeooo:paragraph-rsid="004d2bc7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429eba" officeooo:paragraph-rsid="004f97d9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429eba" officeooo:paragraph-rsid="00524487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429eba" officeooo:paragraph-rsid="0055ccfe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429eba" officeooo:paragraph-rsid="00455935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29eba" officeooo:paragraph-rsid="0045593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429eba" officeooo:paragraph-rsid="0047dba9" style:font-weight-asian="normal" style:font-weight-complex="normal"/>
    </style:style>
    <style:style style:name="P43" style:family="paragraph" style:parent-style-name="Standard" style:list-style-name="L4">
      <style:text-properties fo:font-weight="normal" officeooo:rsid="00429eba" officeooo:paragraph-rsid="00455935" style:font-weight-asian="normal" style:font-weight-complex="normal"/>
    </style:style>
    <style:style style:name="P44" style:family="paragraph" style:parent-style-name="Standard" style:list-style-name="L7">
      <style:text-properties fo:font-weight="normal" officeooo:rsid="00670a99" officeooo:paragraph-rsid="00670a99" style:font-weight-asian="normal" style:font-weight-complex="normal"/>
    </style:style>
    <style:style style:name="P45" style:family="paragraph" style:parent-style-name="Standard" style:list-style-name="L7">
      <style:text-properties fo:font-weight="normal" officeooo:rsid="00670a99" officeooo:paragraph-rsid="006ba540" style:font-weight-asian="normal" style:font-weight-complex="normal"/>
    </style:style>
    <style:style style:name="P46" style:family="paragraph" style:parent-style-name="Standard" style:list-style-name="L7">
      <style:text-properties fo:font-weight="normal" officeooo:rsid="006ba540" officeooo:paragraph-rsid="006ba540" style:font-weight-asian="normal" style:font-weight-complex="normal"/>
    </style:style>
    <style:style style:name="P47" style:family="paragraph" style:parent-style-name="Standard" style:list-style-name="L7">
      <style:text-properties fo:font-weight="normal" officeooo:rsid="006cf953" officeooo:paragraph-rsid="006ee7a5" style:font-weight-asian="normal" style:font-weight-complex="normal"/>
    </style:style>
    <style:style style:name="P48" style:family="paragraph" style:parent-style-name="Standard">
      <style:text-properties fo:font-weight="normal" officeooo:rsid="006cf953" officeooo:paragraph-rsid="006ee7a5" style:font-weight-asian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fo:font-weight="normal" officeooo:rsid="006cf953" officeooo:paragraph-rsid="006ee7a5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2.401cm" fo:margin-right="0cm" fo:text-indent="0cm" style:auto-text-indent="false" style:page-number="auto" fo:background-color="transparent"/>
      <style:text-properties fo:font-weight="normal" officeooo:rsid="006cf953" officeooo:paragraph-rsid="006ee7a5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2.401cm" fo:margin-right="0cm" fo:text-indent="0cm" style:auto-text-indent="false" fo:background-color="transparent"/>
      <style:text-properties fo:font-weight="normal" officeooo:rsid="006cf953" officeooo:paragraph-rsid="006ee7a5" style:font-weight-asian="normal" style:font-weight-complex="normal"/>
    </style:style>
    <style:style style:name="P52" style:family="paragraph" style:parent-style-name="Standard" style:list-style-name="L7">
      <style:text-properties fo:font-weight="normal" officeooo:rsid="006ee7a5" officeooo:paragraph-rsid="006ee7a5" style:font-weight-asian="normal" style:font-weight-complex="normal"/>
    </style:style>
    <style:style style:name="P53" style:family="paragraph" style:parent-style-name="Standard" style:list-style-name="L7">
      <style:text-properties fo:font-weight="normal" officeooo:rsid="006f248f" officeooo:paragraph-rsid="006f248f" style:font-weight-asian="normal" style:font-weight-complex="normal"/>
    </style:style>
    <style:style style:name="P54" style:family="paragraph" style:parent-style-name="Standard">
      <style:text-properties fo:font-weight="normal" officeooo:rsid="006f248f" officeooo:paragraph-rsid="006f248f" style:font-weight-asian="normal" style:font-weight-complex="normal"/>
    </style:style>
    <style:style style:name="P55" style:family="paragraph" style:parent-style-name="Standard" style:list-style-name="L7">
      <style:text-properties fo:font-weight="normal" officeooo:rsid="0070ea14" officeooo:paragraph-rsid="0070ea14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72979f" officeooo:paragraph-rsid="0072979f" style:font-weight-asian="normal" style:font-weight-complex="normal"/>
    </style:style>
    <style:style style:name="P57" style:family="paragraph" style:parent-style-name="Standard">
      <style:text-properties fo:font-weight="normal" officeooo:rsid="00744a4e" officeooo:paragraph-rsid="00744a4e" style:font-weight-asian="normal" style:font-weight-complex="normal"/>
    </style:style>
    <style:style style:name="P58" style:family="paragraph" style:parent-style-name="Standard" style:list-style-name="L9">
      <style:text-properties fo:font-weight="normal" officeooo:rsid="0075b594" officeooo:paragraph-rsid="008c72e3" style:font-weight-asian="normal" style:font-weight-complex="normal"/>
    </style:style>
    <style:style style:name="P59" style:family="paragraph" style:parent-style-name="Standard">
      <style:text-properties fo:font-weight="normal" officeooo:rsid="00a6cd2a" officeooo:paragraph-rsid="00a6cd2a" style:font-weight-asian="normal" style:font-weight-complex="normal"/>
    </style:style>
    <style:style style:name="P60" style:family="paragraph" style:parent-style-name="Standard">
      <style:text-properties fo:font-weight="normal" officeooo:rsid="000b8cdc" officeooo:paragraph-rsid="00a82bb3" style:font-weight-asian="normal" style:font-weight-complex="normal"/>
    </style:style>
    <style:style style:name="P61" style:family="paragraph" style:parent-style-name="Standard" style:list-style-name="L2">
      <style:text-properties fo:font-style="italic" fo:font-weight="normal" officeooo:rsid="00429eba" officeooo:paragraph-rsid="00455935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text-properties fo:font-style="italic" fo:font-weight="normal" officeooo:rsid="00429eba" officeooo:paragraph-rsid="00474318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text-properties fo:font-style="italic" fo:font-weight="normal" officeooo:rsid="00429eba" officeooo:paragraph-rsid="0047dba9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text-properties fo:font-style="italic" fo:font-weight="normal" officeooo:rsid="00429eba" officeooo:paragraph-rsid="004b85ed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text-properties fo:font-style="italic" fo:font-weight="normal" officeooo:rsid="00429eba" officeooo:paragraph-rsid="004d2bc7" style:font-style-asian="italic" style:font-weight-asian="normal" style:font-style-complex="italic" style:font-weight-complex="normal"/>
    </style:style>
    <style:style style:name="P66" style:family="paragraph" style:parent-style-name="Standard" style:list-style-name="L3">
      <style:text-properties fo:font-style="italic" fo:font-weight="normal" officeooo:rsid="00429eba" officeooo:paragraph-rsid="0047dba9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429eba" officeooo:paragraph-rsid="0055ccfe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429eba" officeooo:paragraph-rsid="00429eba" style:font-style-asian="italic" style:font-weight-asian="normal" style:font-style-complex="italic" style:font-weight-complex="normal"/>
    </style:style>
    <style:style style:name="P69" style:family="paragraph" style:parent-style-name="Standard" style:list-style-name="L7">
      <style:text-properties fo:font-style="italic" fo:font-weight="normal" officeooo:rsid="00670a99" officeooo:paragraph-rsid="006ba540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fo:font-weight="normal" officeooo:rsid="00670a99" officeooo:paragraph-rsid="006ba540" style:font-style-asian="italic" style:font-weight-asian="normal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74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75" style:family="paragraph" style:parent-style-name="Standard" style:list-style-name="L7">
      <style:text-properties fo:font-style="italic" fo:font-weight="normal" officeooo:rsid="007272af" officeooo:paragraph-rsid="007272af" style:font-style-asian="italic" style:font-weight-asian="normal" style:font-style-complex="italic" style:font-weight-complex="normal"/>
    </style:style>
    <style:style style:name="P76" style:family="paragraph" style:parent-style-name="Standard" style:list-style-name="L7">
      <style:text-properties fo:font-style="italic" fo:font-weight="normal" officeooo:rsid="0070ea14" officeooo:paragraph-rsid="0070ea14" style:font-style-asian="italic" style:font-weight-asian="normal" style:font-style-complex="italic" style:font-weight-complex="normal"/>
    </style:style>
    <style:style style:name="P77" style:family="paragraph" style:parent-style-name="Standard" style:list-style-name="L7">
      <style:text-properties fo:font-style="italic" fo:font-weight="normal" officeooo:rsid="0070ea14" officeooo:paragraph-rsid="0080d621" style:font-style-asian="italic" style:font-weight-asian="normal" style:font-style-complex="italic" style:font-weight-complex="normal"/>
    </style:style>
    <style:style style:name="P7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70ea14" officeooo:paragraph-rsid="0088b129" style:font-style-asian="italic" style:font-weight-asian="normal" style:font-style-complex="italic" style:font-weight-complex="normal"/>
    </style:style>
    <style:style style:name="P79" style:family="paragraph" style:parent-style-name="Standard" style:list-style-name="L7">
      <style:text-properties fo:font-style="italic" fo:font-weight="normal" officeooo:rsid="00744a4e" officeooo:paragraph-rsid="00744a4e" style:font-style-asian="italic" style:font-weight-asian="normal" style:font-style-complex="italic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fo:font-style="italic" fo:font-weight="normal" officeooo:rsid="00744a4e" officeooo:paragraph-rsid="00744a4e" style:font-style-asian="italic" style:font-weight-asian="normal" style:font-style-complex="italic" style:font-weight-complex="normal"/>
    </style:style>
    <style:style style:name="P81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744a4e" officeooo:paragraph-rsid="00744a4e" style:font-style-asian="italic" style:font-weight-asian="normal" style:font-style-complex="italic" style:font-weight-complex="normal"/>
    </style:style>
    <style:style style:name="P82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744a4e" officeooo:paragraph-rsid="0086b5e0" style:font-style-asian="italic" style:font-weight-asian="normal" style:font-style-complex="italic" style:font-weight-complex="normal"/>
    </style:style>
    <style:style style:name="P83" style:family="paragraph" style:parent-style-name="Standard" style:list-style-name="L9">
      <style:text-properties fo:font-style="italic" fo:font-weight="normal" officeooo:rsid="00744a4e" officeooo:paragraph-rsid="008c72e3" style:font-style-asian="italic" style:font-weight-asian="normal" style:font-style-complex="italic" style:font-weight-complex="normal"/>
    </style:style>
    <style:style style:name="P84" style:family="paragraph" style:parent-style-name="Standard" style:list-style-name="L9">
      <style:text-properties fo:font-style="italic" fo:font-weight="normal" officeooo:rsid="0075b594" officeooo:paragraph-rsid="008c72e3" style:font-style-asian="italic" style:font-weight-asian="normal" style:font-style-complex="italic" style:font-weight-complex="normal"/>
    </style:style>
    <style:style style:name="P85" style:family="paragraph" style:parent-style-name="Standard" style:list-style-name="L7">
      <style:text-properties fo:font-style="italic" fo:font-weight="normal" officeooo:rsid="007940cb" officeooo:paragraph-rsid="007940cb" style:font-style-asian="italic" style:font-weight-asian="normal" style:font-style-complex="italic" style:font-weight-complex="normal"/>
    </style:style>
    <style:style style:name="P86" style:family="paragraph" style:parent-style-name="Standard" style:list-style-name="L7"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indent="1.9cm" style:auto-text-indent="false" style:page-number="auto" fo:background-color="transparent"/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indent="1.9cm" style:auto-text-indent="false" fo:background-color="transparent"/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indent="1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indent="1.9cm" style:auto-text-indent="false" style:page-number="auto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indent="1.9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indent="1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c72e3" style:font-style-asian="italic" style:font-weight-asian="normal" style:font-style-complex="italic" style:font-weight-complex="normal"/>
    </style:style>
    <style:style style:name="P93" style:family="paragraph" style:parent-style-name="Standard" style:list-style-name="L10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97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a51d39" style:font-style-asian="italic" style:font-weight-asian="normal" style:font-style-complex="italic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.508cm"/>
          <style:tab-stop style:position="1.588cm"/>
          <style:tab-stop style:position="2.09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99" style:family="paragraph" style:parent-style-name="Standard">
      <loext:graphic-properties draw:fill="none"/>
      <style:paragraph-properties fo:margin-left="1.6cm" fo:margin-right="0cm" fo:text-indent="0cm" style:auto-text-indent="false" fo:background-color="transparent">
        <style:tab-stops>
          <style:tab-stop style:position="1.508cm"/>
          <style:tab-stop style:position="1.588cm"/>
          <style:tab-stop style:position="2.09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100" style:family="paragraph" style:parent-style-name="Standard" style:list-style-name="L5">
      <style:text-properties fo:font-style="italic" officeooo:rsid="00026165" officeooo:paragraph-rsid="0003a7e5" style:font-style-asian="italic" style:font-style-complex="italic"/>
    </style:style>
    <style:style style:name="P101" style:family="paragraph" style:parent-style-name="Standard" style:list-style-name="L5">
      <style:text-properties fo:font-style="italic" officeooo:rsid="00053a06" officeooo:paragraph-rsid="00053a06" style:font-style-asian="italic" style:font-style-complex="italic"/>
    </style:style>
    <style:style style:name="P102" style:family="paragraph" style:parent-style-name="Standard" style:list-style-name="L5">
      <style:text-properties officeooo:rsid="00026165" officeooo:paragraph-rsid="00026165"/>
    </style:style>
    <style:style style:name="P103" style:family="paragraph" style:parent-style-name="Standard" style:list-style-name="L5">
      <style:text-properties fo:color="#cccccc" loext:opacity="100%" style:font-name="Droid Sans Mono" fo:font-size="10.5pt" fo:font-weight="normal" officeooo:paragraph-rsid="0003a7e5" fo:background-color="#1f1f1f"/>
    </style:style>
    <style:style style:name="P104" style:family="paragraph" style:parent-style-name="Standard" style:list-style-name="L5">
      <style:text-properties officeooo:rsid="0003a7e5" officeooo:paragraph-rsid="0003a7e5"/>
    </style:style>
    <style:style style:name="P105" style:family="paragraph" style:parent-style-name="Standard" style:list-style-name="L5">
      <style:text-properties officeooo:rsid="000ad352" officeooo:paragraph-rsid="000ad352"/>
    </style:style>
    <style:style style:name="P106" style:family="paragraph" style:parent-style-name="Standard" style:list-style-name="L5">
      <style:text-properties officeooo:rsid="000ad352" officeooo:paragraph-rsid="00095fa7"/>
    </style:style>
    <style:style style:name="P107" style:family="paragraph" style:parent-style-name="Standard">
      <style:text-properties officeooo:rsid="000ad352" officeooo:paragraph-rsid="0021c79d"/>
    </style:style>
    <style:style style:name="P108" style:family="paragraph" style:parent-style-name="Standard">
      <style:text-properties officeooo:rsid="000ad352" officeooo:paragraph-rsid="00a82bb3"/>
    </style:style>
    <style:style style:name="P109" style:family="paragraph" style:parent-style-name="Standard" style:list-style-name="L5">
      <style:text-properties officeooo:rsid="00060a74" officeooo:paragraph-rsid="00060a74"/>
    </style:style>
    <style:style style:name="P110" style:family="paragraph" style:parent-style-name="Standard" style:list-style-name="L5">
      <style:text-properties officeooo:rsid="0006e1c2" officeooo:paragraph-rsid="0006e1c2"/>
    </style:style>
    <style:style style:name="P111" style:family="paragraph" style:parent-style-name="Standard" style:list-style-name="L5">
      <style:text-properties officeooo:rsid="00074c2e" officeooo:paragraph-rsid="00074c2e"/>
    </style:style>
    <style:style style:name="P112" style:family="paragraph" style:parent-style-name="Standard" style:list-style-name="L5">
      <style:text-properties officeooo:rsid="00095fa7" officeooo:paragraph-rsid="00095fa7"/>
    </style:style>
    <style:style style:name="P113" style:family="paragraph" style:parent-style-name="Standard" style:list-style-name="L6">
      <style:text-properties officeooo:rsid="000b8cdc" officeooo:paragraph-rsid="000b8cdc"/>
    </style:style>
    <style:style style:name="P114" style:family="paragraph" style:parent-style-name="Standard" style:list-style-name="L6">
      <style:text-properties officeooo:rsid="000b8cdc" officeooo:paragraph-rsid="005cc553"/>
    </style:style>
    <style:style style:name="P115" style:family="paragraph" style:parent-style-name="Standard" style:list-style-name="L6">
      <style:text-properties officeooo:rsid="000bc861" officeooo:paragraph-rsid="005cc553"/>
    </style:style>
    <style:style style:name="P116" style:family="paragraph" style:parent-style-name="Standard" style:list-style-name="L6">
      <style:text-properties officeooo:rsid="000bc861" officeooo:paragraph-rsid="005d0ad7"/>
    </style:style>
    <style:style style:name="P117" style:family="paragraph" style:parent-style-name="Standard" style:list-style-name="L6">
      <style:text-properties officeooo:rsid="000bc861" officeooo:paragraph-rsid="00631704"/>
    </style:style>
    <style:style style:name="P118" style:family="paragraph" style:parent-style-name="Standard" style:list-style-name="L6">
      <style:text-properties officeooo:rsid="0061b23b" officeooo:paragraph-rsid="00631704"/>
    </style:style>
    <style:style style:name="P119" style:family="paragraph" style:parent-style-name="Standard" style:list-style-name="L7">
      <style:text-properties officeooo:rsid="00670a99" officeooo:paragraph-rsid="00a82bb3"/>
    </style:style>
    <style:style style:name="P120" style:family="paragraph" style:parent-style-name="Standard">
      <style:text-properties fo:font-weight="bold" officeooo:rsid="00670a99" officeooo:paragraph-rsid="00670a99" style:font-weight-asian="bold" style:font-weight-complex="bold"/>
    </style:style>
    <style:style style:name="P121" style:family="paragraph" style:parent-style-name="Standard">
      <style:text-properties fo:font-weight="bold" officeooo:rsid="00a6cd2a" officeooo:paragraph-rsid="00a6cd2a" style:font-weight-asian="bold" style:font-weight-complex="bold"/>
    </style:style>
    <style:style style:name="P122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6cf953" officeooo:paragraph-rsid="006ee7a5"/>
    </style:style>
    <style:style style:name="P123" style:family="paragraph" style:parent-style-name="Standard" style:list-style-name="L7">
      <style:text-properties fo:font-style="normal" fo:font-weight="normal" officeooo:rsid="007940cb" officeooo:paragraph-rsid="007940cb" style:font-style-asian="normal" style:font-weight-asian="normal" style:font-style-complex="normal" style:font-weight-complex="normal"/>
    </style:style>
    <style:style style:name="P124" style:family="paragraph" style:parent-style-name="Standard" style:list-style-name="L10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ize="14pt" fo:font-style="normal" fo:font-weight="normal" officeooo:rsid="00997387" officeooo:paragraph-rsid="00997387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text-properties officeooo:rsid="001d9be0" officeooo:paragraph-rsid="00a82bb3"/>
    </style:style>
    <style:style style:name="P126" style:family="paragraph" style:parent-style-name="Standard">
      <style:text-properties officeooo:rsid="002a7483" officeooo:paragraph-rsid="00a82bb3"/>
    </style:style>
    <style:style style:name="P127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officeooo:rsid="002a7483" officeooo:paragraph-rsid="00a82bb3"/>
    </style:style>
    <style:style style:name="P128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officeooo:rsid="002a7483" officeooo:paragraph-rsid="00a82bb3"/>
    </style:style>
    <style:style style:name="P129" style:family="paragraph" style:parent-style-name="Standard" style:list-style-name="L7">
      <style:text-properties officeooo:rsid="00a82bb3" officeooo:paragraph-rsid="00a82bb3"/>
    </style:style>
    <style:style style:name="P130" style:family="paragraph" style:parent-style-name="Standard">
      <style:text-properties officeooo:rsid="00302a08" officeooo:paragraph-rsid="00302a08"/>
    </style:style>
    <style:style style:name="P131" style:family="paragraph" style:parent-style-name="Standard">
      <style:text-properties officeooo:rsid="0030e165" officeooo:paragraph-rsid="0030e165"/>
    </style:style>
    <style:style style:name="T1" style:family="text">
      <style:text-properties officeooo:rsid="00053a06"/>
    </style:style>
    <style:style style:name="T2" style:family="text">
      <style:text-properties officeooo:rsid="00091a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2ed1"/>
    </style:style>
    <style:style style:name="T5" style:family="text">
      <style:text-properties officeooo:rsid="00101717"/>
    </style:style>
    <style:style style:name="T6" style:family="text">
      <style:text-properties officeooo:rsid="001157a8"/>
    </style:style>
    <style:style style:name="T7" style:family="text">
      <style:text-properties officeooo:rsid="0011d5d2"/>
    </style:style>
    <style:style style:name="T8" style:family="text">
      <style:text-properties officeooo:rsid="0012d5d7"/>
    </style:style>
    <style:style style:name="T9" style:family="text">
      <style:text-properties officeooo:rsid="00140751"/>
    </style:style>
    <style:style style:name="T10" style:family="text">
      <style:text-properties officeooo:rsid="001540bb"/>
    </style:style>
    <style:style style:name="T11" style:family="text">
      <style:text-properties officeooo:rsid="00167e71"/>
    </style:style>
    <style:style style:name="T12" style:family="text">
      <style:text-properties officeooo:rsid="001b1f12"/>
    </style:style>
    <style:style style:name="T13" style:family="text">
      <style:text-properties officeooo:rsid="001c7d93"/>
    </style:style>
    <style:style style:name="T14" style:family="text">
      <style:text-properties officeooo:rsid="001d8ce7"/>
    </style:style>
    <style:style style:name="T15" style:family="text">
      <style:text-properties officeooo:rsid="001fabbb"/>
    </style:style>
    <style:style style:name="T16" style:family="text">
      <style:text-properties officeooo:rsid="002302de"/>
    </style:style>
    <style:style style:name="T17" style:family="text">
      <style:text-properties officeooo:rsid="0024f443"/>
    </style:style>
    <style:style style:name="T18" style:family="text">
      <style:text-properties officeooo:rsid="00260190"/>
    </style:style>
    <style:style style:name="T19" style:family="text">
      <style:text-properties officeooo:rsid="002c3590"/>
    </style:style>
    <style:style style:name="T20" style:family="text">
      <style:text-properties officeooo:rsid="002f2d06"/>
    </style:style>
    <style:style style:name="T21" style:family="text">
      <style:text-properties officeooo:rsid="003325a3"/>
    </style:style>
    <style:style style:name="T22" style:family="text">
      <style:text-properties officeooo:rsid="003a37af"/>
    </style:style>
    <style:style style:name="T23" style:family="text">
      <style:text-properties officeooo:rsid="004419c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59c913" style:font-style-asian="italic" style:font-style-complex="italic"/>
    </style:style>
    <style:style style:name="T26" style:family="text">
      <style:text-properties fo:font-style="italic" officeooo:rsid="0072979f" style:font-style-asian="italic" style:font-style-complex="italic"/>
    </style:style>
    <style:style style:name="T27" style:family="text">
      <style:text-properties fo:font-style="italic" officeooo:rsid="009f1beb" style:font-style-asian="italic" style:font-style-complex="italic"/>
    </style:style>
    <style:style style:name="T28" style:family="text">
      <style:text-properties fo:font-style="italic" officeooo:rsid="00abb827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officeooo:rsid="00631704"/>
    </style:style>
    <style:style style:name="T31" style:family="text">
      <style:text-properties officeooo:rsid="0064f121"/>
    </style:style>
    <style:style style:name="T32" style:family="text">
      <style:text-properties officeooo:rsid="0068f2f2"/>
    </style:style>
    <style:style style:name="T33" style:family="text">
      <style:text-properties officeooo:rsid="006957bd"/>
    </style:style>
    <style:style style:name="T34" style:family="text">
      <style:text-properties officeooo:rsid="006ee7a5"/>
    </style:style>
    <style:style style:name="T35" style:family="text">
      <style:text-properties officeooo:rsid="006f248f"/>
    </style:style>
    <style:style style:name="T36" style:family="text">
      <style:text-properties fo:font-weight="bold" officeooo:rsid="006f248f" style:font-weight-asian="bold" style:font-weight-complex="bold"/>
    </style:style>
    <style:style style:name="T37" style:family="text">
      <style:text-properties officeooo:rsid="0075b594"/>
    </style:style>
    <style:style style:name="T38" style:family="text">
      <style:text-properties officeooo:rsid="00854a62"/>
    </style:style>
    <style:style style:name="T39" style:family="text">
      <style:text-properties officeooo:rsid="0085b39e"/>
    </style:style>
    <style:style style:name="T40" style:family="text">
      <style:text-properties fo:font-style="normal" officeooo:rsid="0080d621" style:font-style-asian="normal" style:font-style-complex="normal"/>
    </style:style>
    <style:style style:name="T41" style:family="text">
      <style:text-properties fo:font-style="normal" officeooo:rsid="00a0cddf" style:font-style-asian="normal" style:font-style-complex="normal"/>
    </style:style>
    <style:style style:name="T42" style:family="text">
      <style:text-properties officeooo:rsid="008a02d9"/>
    </style:style>
    <style:style style:name="T43" style:family="text">
      <style:text-properties fo:font-size="14pt" fo:font-style="normal" officeooo:rsid="0080d621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a0b727" style:font-size-asian="14pt" style:font-style-asian="normal" style:font-size-complex="14pt" style:font-style-complex="normal"/>
    </style:style>
    <style:style style:name="T45" style:family="text">
      <style:text-properties officeooo:rsid="008cd792"/>
    </style:style>
    <style:style style:name="T46" style:family="text">
      <style:text-properties officeooo:rsid="009c426d"/>
    </style:style>
    <style:style style:name="T47" style:family="text">
      <style:text-properties officeooo:rsid="00a20a63"/>
    </style:style>
    <style:style style:name="T48" style:family="text">
      <style:text-properties officeooo:rsid="00a3e2b2"/>
    </style:style>
    <style:style style:name="T49" style:family="text">
      <style:text-properties officeooo:rsid="00a51d39"/>
    </style:style>
    <style:style style:name="T50" style:family="text">
      <style:text-properties officeooo:rsid="001d9be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ASYNC JS</text:p>
      <text:p text:style-name="P59">callback</text:p>
      <text:p text:style-name="P59">arrow</text:p>
      <text:p text:style-name="P59">async await</text:p>
      <text:p text:style-name="P59">promises</text:p>
      <text:p text:style-name="P59">bind call</text:p>
      <text:p text:style-name="P23">Class Based Componets</text:p>
      <text:p text:style-name="P7">Component Life Cycle <text:span text:style-name="T23">Phases</text:span></text:p>
      <text:list xml:id="list1299595178" text:style-name="L1">
        <text:list-item>
          <text:p text:style-name="P31">Mounting </text:p>
          <text:list>
            <text:list-item>
              <text:p text:style-name="P32">constructor()</text:p>
            </text:list-item>
          </text:list>
        </text:list-item>
      </text:list>
      <text:list xml:id="list1584760699" text:style-name="L2">
        <text:list-item>
          <text:list>
            <text:list-header>
              <text:p text:style-name="P61">- called only once at first before component is mounts or loads in DOM</text:p>
              <text:p text:style-name="P61">- if defining state then call parent constructor using super() to bind this;</text:p>
              <text:p text:style-name="P40"/>
            </text:list-header>
          </text:list>
        </text:list-item>
      </text:list>
      <text:list xml:id="list165912096604801" text:continue-list="list1299595178" text:style-name="L1">
        <text:list-item>
          <text:list>
            <text:list-item>
              <text:p text:style-name="P32">getDerivedStateFromProps(props,state){</text:p>
              <text:list>
                <text:list-header>
                  <text:p text:style-name="P32">return {state:value}</text:p>
                  <text:p text:style-name="P33">}</text:p>
                </text:list-header>
              </text:list>
              <text:p text:style-name="P62">- called firstly when component is updated or changed</text:p>
              <text:p text:style-name="P62">- called after the constructor is called in mouting </text:p>
              <text:p text:style-name="P62">- return the new value of state based on props</text:p>
              <text:p text:style-name="P33"/>
            </text:list-item>
          </text:list>
        </text:list-item>
      </text:list>
      <text:list xml:id="list2189826551" text:style-name="L3">
        <text:list-item>
          <text:list>
            <text:list-item>
              <text:p text:style-name="P41">render()</text:p>
              <text:p text:style-name="P66">- output the html in dom</text:p>
              <text:p text:style-name="P66"><text:s/>- called after the getDerivedStateFromProps is called in mounting</text:p>
              <text:p text:style-name="P66"><text:s/>- called after the getDerivedStateFromProps is called in updating</text:p>
              <text:p text:style-name="P42"/>
            </text:list-item>
          </text:list>
        </text:list-item>
      </text:list>
      <text:list xml:id="list921704550" text:style-name="L4">
        <text:list-item>
          <text:list>
            <text:list-item>
              <text:p text:style-name="P43">componentDidMount()</text:p>
            </text:list-item>
          </text:list>
        </text:list-item>
      </text:list>
      <text:list xml:id="list165911136261621" text:continue-list="list165912096604801" text:style-name="L1">
        <text:list-item>
          <text:list>
            <text:list-header>
              <text:p text:style-name="P63">- called after the render and component is loaded in dom;</text:p>
              <text:p text:style-name="P64">- executes the statement insides the fun and not returns any particular value</text:p>
              <text:p text:style-name="P64"/>
            </text:list-header>
          </text:list>
        </text:list-item>
        <text:list-item>
          <text:p text:style-name="P34">Updating</text:p>
          <text:list>
            <text:list-item>
              <text:p text:style-name="P34">getDerivedStateFromProps</text:p>
              <text:p text:style-name="P35">- <text:span text:style-name="T24">called firstly if any changes or updates in compnent </text:span></text:p>
              <text:p text:style-name="P65">- eg setTimeout changes the state in dom refers to Updating concept</text:p>
              <text:p text:style-name="P36"/>
            </text:list-item>
            <text:list-item>
              <text:p text:style-name="P37">shouldComponentUpdate</text:p>
            </text:list-item>
          </text:list>
        </text:list-item>
      </text:list>
      <text:p text:style-name="P8"><text:tab/><text:tab/><text:span text:style-name="T24">- calls after the getDerivedStateFromProps</text:span></text:p>
      <text:p text:style-name="P26"><text:tab/><text:tab/>- returns true or false</text:p>
      <text:p text:style-name="P26"><text:tab/><text:tab/>- to set if the changes should be made in component or not </text:p>
      <text:p text:style-name="P26"><text:tab/><text:tab/>- eg if set false then any changes made by event will not be procced</text:p>
      <text:p text:style-name="P26"><text:tab/><text:tab/>- it decides to call render() or not</text:p>
      <text:list xml:id="list165912556218827" text:continue-numbering="true" text:style-name="L1">
        <text:list-item>
          <text:list>
            <text:list-item>
              <text:p text:style-name="P30">render</text:p>
            </text:list-item>
          </text:list>
        </text:list-item>
      </text:list>
      <text:p text:style-name="P9"><text:tab/><text:tab/><text:span text:style-name="T24">- calls after the shouldComponentUpdate</text:span></text:p>
      <text:p text:style-name="P27"><text:tab/><text:tab/>- if shouldComponentUpdate returns true then only render calls else not </text:p>
      <text:p text:style-name="P27"><text:tab/><text:tab/>- by default it calls if shouldComponentUpdate not defined</text:p>
      <text:p text:style-name="P9"/>
      <text:list xml:id="list165911422957786" text:continue-numbering="true" text:style-name="L1">
        <text:list-item>
          <text:list>
            <text:list-item>
              <text:p text:style-name="P38">getSnapshotBeforeUpdate(prevProps,prevState){};</text:p>
            </text:list-item>
          </text:list>
        </text:list-item>
      </text:list>
      <text:p text:style-name="P10"><text:tab/><text:tab/><text:span text:style-name="T24">- calls after render function in update phase </text:span></text:p>
      <text:p text:style-name="P28"><text:tab/><text:tab/>- stores the previous values of props and state</text:p>
      <text:p text:style-name="P28"><text:tab/><text:tab/>- componentDidUpdate() must be defined otherwise the fun will return error</text:p>
      <text:p text:style-name="P28"/>
      <text:list xml:id="list165912221477176" text:continue-numbering="true" text:style-name="L1">
        <text:list-item>
          <text:list>
            <text:list-item>
              <text:p text:style-name="P39">ComponentDidUpdate</text:p>
            </text:list-item>
          </text:list>
        </text:list-item>
      </text:list>
      <text:p text:style-name="P11"><text:tab/><text:tab/><text:span text:style-name="T24">- calls after the render or getSnapshotBeforeUpdate function</text:span></text:p>
      <text:p text:style-name="P29"><text:soft-page-break/><text:tab/><text:tab/>- calls last in the update phase</text:p>
      <text:p text:style-name="P29"><text:tab/></text:p>
      <text:list xml:id="list165911826280219" text:continue-numbering="true" text:style-name="L1">
        <text:list-item>
          <text:p text:style-name="P39">Unmounting </text:p>
          <text:list>
            <text:list-item>
              <text:p text:style-name="P39">ComponentWillUnmount</text:p>
            </text:list-item>
          </text:list>
        </text:list-item>
      </text:list>
      <text:p text:style-name="P7"><text:s/><text:tab/><text:tab/><text:span text:style-name="T24">- calls before the </text:span><text:span text:style-name="T25">component</text:span><text:span text:style-name="T24"> is removed from DOM</text:span></text:p>
      <text:p text:style-name="P68"><text:tab/><text:tab/>- calls before the componentDidUpdate</text:p>
      <text:p text:style-name="P24"/>
      <text:p text:style-name="P24">Function Based Component</text:p>
      <text:p text:style-name="P22">Hooks:</text:p>
      <text:p text:style-name="P1">In function Hooks are replacement for component life cycle functions</text:p>
      <text:list xml:id="list3796211441" text:style-name="L5">
        <text:list-item>
          <text:p text:style-name="P102">useState </text:p>
          <text:list>
            <text:list-item>
              <text:p text:style-name="P100">use to handle states in function based component</text:p>
            </text:list-item>
            <text:list-item>
              <text:p text:style-name="P100">syntax : import {useState} from ‘react’;</text:p>
            </text:list-item>
            <text:list-item>
              <text:p text:style-name="P100">const [state,setState] = useState(‘’)</text:p>
            </text:list-item>
            <text:list-item>
              <text:p text:style-name="P100">return two <text:s/>values </text:p>
              <text:list>
                <text:list-item>
                  <text:p text:style-name="P100">a current state value </text:p>
                </text:list-item>
                <text:list-item>
                  <text:p text:style-name="P100">setState function to set state value</text:p>
                </text:list-item>
              </text:list>
            </text:list-item>
            <text:list-item>
              <text:p text:style-name="P100">can define the default value while decalring it</text:p>
              <text:list>
                <text:list-header>
                  <text:p text:style-name="P103"/>
                </text:list-header>
              </text:list>
            </text:list-item>
          </text:list>
        </text:list-item>
        <text:list-item>
          <text:p text:style-name="P104">useEffect</text:p>
          <text:list>
            <text:list-item>
              <text:p text:style-name="P101">close replacement for componentDidMount ComponentDidUpdate &amp;&amp; ComponentWillUnmount</text:p>
            </text:list-item>
            <text:list-item>
              <text:p text:style-name="P101">useEffect(()=&gt;{});</text:p>
              <text:p text:style-name="P101">eqvivalent to componentDidMount ComponentDidUpdate &amp;&amp; ComponentWillUnmount</text:p>
            </text:list-item>
            <text:list-item>
              <text:p text:style-name="P101">useEffect(()=&gt;{},[]);</text:p>
              <text:p text:style-name="P101">eqvivalent to componentDidMount</text:p>
            </text:list-item>
            <text:list-item>
              <text:p text:style-name="P101">useEffect(()=&gt;{},[updateVar]);<text:tab/></text:p>
              <text:p text:style-name="P101">eqvivalent to ComponentDidUpdate</text:p>
            </text:list-item>
            <text:list-item>
              <text:p text:style-name="P101">useEffect(()=&gt;{</text:p>
              <text:p text:style-name="P101">return ()=&gt;{</text:p>
              <text:list>
                <text:list-item>
                  <text:list>
                    <text:list-header>
                      <text:p text:style-name="P101">//unmount code</text:p>
                    </text:list-header>
                  </text:list>
                  <text:p text:style-name="P101">}</text:p>
                </text:list-item>
              </text:list>
              <text:p text:style-name="P101">});</text:p>
              <text:p text:style-name="P101">eqvivalent to ComponentWillUnmount </text:p>
              <text:p text:style-name="P101"/>
            </text:list-item>
          </text:list>
        </text:list-item>
        <text:list-item>
          <text:p text:style-name="P104">useReducer</text:p>
          <text:list>
            <text:list-item>
              <text:p text:style-name="P104"><text:span text:style-name="T1">I</text:span>t is primary hook for useState();</text:p>
            </text:list-item>
            <text:list-item>
              <text:p text:style-name="P104">used for state management in react;</text:p>
            </text:list-item>
            <text:list-item>
              <text:p text:style-name="P104">useReducer(Reducer,initialState);</text:p>
            </text:list-item>
            <text:list-item>
              <text:p text:style-name="P104">Reducer function <text:s/></text:p>
              <text:list>
                <text:list-item>
                  <text:list>
                    <text:list-header>
                      <text:p text:style-name="P104">newState = Reducer(currentState, action);</text:p>
                    </text:list-header>
                  </text:list>
                </text:list-item>
              </text:list>
            </text:list-item>
            <text:list-item>
              <text:p text:style-name="P104">Returns = [newState,dispatch];</text:p>
              <text:p text:style-name="P104"/>
            </text:list-item>
          </text:list>
        </text:list-item>
        <text:list-item>
          <text:p text:style-name="P104">useRef</text:p>
        </text:list-item>
      </text:list>
      <text:p text:style-name="P2"/>
      <text:list xml:id="list165912180561371" text:continue-numbering="true" text:style-name="L5">
        <text:list-item>
          <text:p text:style-name="P105">useMemo</text:p>
          <text:p text:style-name="P105"/>
        </text:list-item>
        <text:list-item>
          <text:p text:style-name="P109">useContext</text:p>
          <text:list>
            <text:list-item>
              <text:p text:style-name="P105">manages state globaly</text:p>
            </text:list-item>
            <text:list-item>
              <text:p text:style-name="P109">pass props data from parent to nested child components</text:p>
            </text:list-item>
            <text:list-item>
              <text:p text:style-name="P105">used in context api</text:p>
              <text:p text:style-name="P105"/>
            </text:list-item>
          </text:list>
        </text:list-item>
        <text:list-item>
          <text:p text:style-name="P110"><text:soft-page-break/>useCallback</text:p>
          <text:list>
            <text:list-item>
              <text:p text:style-name="P110">return a memorized<text:span text:style-name="T2">(cached)</text:span> callback function</text:p>
            </text:list-item>
            <text:list-item>
              <text:p text:style-name="P110">helps to prevent unnecessary re-rendring of resource intensive functions</text:p>
            </text:list-item>
            <text:list-item>
              <text:p text:style-name="P111">hook only run when one of its dependency is updated</text:p>
            </text:list-item>
            <text:list-item>
              <text:p text:style-name="P111">helps to optimize the performance</text:p>
            </text:list-item>
            <text:list-item>
              <text:p text:style-name="P112">useCallback(funtion,dependency);</text:p>
              <text:p text:style-name="P106"/>
            </text:list-item>
          </text:list>
        </text:list-item>
      </text:list>
      <text:p text:style-name="P25">Implementation</text:p>
      <text:list xml:id="list1074256586" text:style-name="L6">
        <text:list-item>
          <text:p text:style-name="P113">Installation and start react app:</text:p>
          <text:list>
            <text:list-item>
              <text:p text:style-name="P114">- npx create-react-app react-demo</text:p>
            </text:list-item>
            <text:list-item>
              <text:p text:style-name="P114">- cd react-demo</text:p>
            </text:list-item>
            <text:list-item>
              <text:p text:style-name="P114">- npm start</text:p>
              <text:p text:style-name="P114"/>
            </text:list-item>
          </text:list>
        </text:list-item>
        <text:list-item>
          <text:p text:style-name="P115">Folder Structure</text:p>
          <text:list>
            <text:list-item>
              <text:p text:style-name="P115">- node_modules (react dependencies)</text:p>
            </text:list-item>
            <text:list-item>
              <text:p text:style-name="P115">- public (react index files)</text:p>
            </text:list-item>
            <text:list-item>
              <text:p text:style-name="P116">- src (components and page js)</text:p>
            </text:list-item>
            <text:list-item>
              <text:p text:style-name="P117">- <text:span text:style-name="T30">App Execution Flow : -</text:span></text:p>
              <text:list>
                <text:list-header>
                  <text:p text:style-name="P118">index.js is entry point which compiles the linked App.js and corresponding connected component in a single bundle. The node_module have plugin which make these compiled bundle to bind with index.html</text:p>
                </text:list-header>
              </text:list>
              <text:p text:style-name="P116"/>
            </text:list-item>
          </text:list>
        </text:list-item>
        <text:list-item>
          <text:p text:style-name="P116"><text:span text:style-name="T31">React-Demo project page</text:span><text:span text:style-name="T13"> </text:span><text:span text:style-name="T31">f</text:span><text:span text:style-name="T13">older </text:span><text:span text:style-name="T31">s</text:span><text:span text:style-name="T13">tructure</text:span></text:p>
        </text:list-item>
      </text:list>
      <text:p text:style-name="P12"><text:tab/>- <text:span text:style-name="T4">src</text:span></text:p>
      <text:p text:style-name="P12"><text:tab/> <text:s text:c="3"/>- <text:span text:style-name="T4">component</text:span><text:span text:style-name="T5">s</text:span></text:p>
      <text:p text:style-name="P13"><text:tab/><text:tab/>- <text:span text:style-name="T14">h</text:span><text:span text:style-name="T5">eader</text:span></text:p>
      <text:p text:style-name="P13"><text:tab/><text:tab/><text:tab/>- <text:span text:style-name="T5">Header.js</text:span></text:p>
      <text:p text:style-name="P13"><text:tab/><text:tab/><text:tab/>- <text:span text:style-name="T5">Header.css</text:span></text:p>
      <text:p text:style-name="P13"><text:tab/><text:tab/>- <text:span text:style-name="T14">f</text:span><text:span text:style-name="T6">ooter</text:span></text:p>
      <text:p text:style-name="P13"><text:tab/><text:tab/><text:tab/>- <text:span text:style-name="T6">Footer.js</text:span></text:p>
      <text:p text:style-name="P13"><text:tab/><text:tab/><text:tab/>- <text:span text:style-name="T6">Footer.css</text:span></text:p>
      <text:p text:style-name="P13"><text:tab/><text:tab/>-<text:span text:style-name="T14">n</text:span><text:span text:style-name="T7">avbar</text:span></text:p>
      <text:p text:style-name="P13"><text:tab/><text:tab/><text:tab/>- <text:span text:style-name="T8">Navbar.js</text:span></text:p>
      <text:p text:style-name="P13"><text:tab/><text:tab/><text:tab/>- <text:span text:style-name="T9">Navbar.css</text:span></text:p>
      <text:p text:style-name="P13"><text:tab/><text:tab/>- <text:span text:style-name="T12">pages</text:span></text:p>
      <text:p text:style-name="P13"><text:tab/><text:tab/><text:tab/>- <text:span text:style-name="T12">home</text:span></text:p>
      <text:p text:style-name="P13"><text:tab/><text:tab/><text:tab/><text:tab/>- <text:span text:style-name="T12">Intro.js</text:span></text:p>
      <text:p text:style-name="P13"><text:tab/><text:tab/><text:tab/><text:tab/>- <text:span text:style-name="T12">Slider.js</text:span></text:p>
      <text:p text:style-name="P13"><text:tab/><text:tab/><text:tab/><text:tab/>- <text:span text:style-name="T12">Testimonial.js</text:span></text:p>
      <text:p text:style-name="P13"><text:tab/><text:tab/><text:tab/><text:tab/>- <text:span text:style-name="T12">Home.css</text:span></text:p>
      <text:p text:style-name="P13"><text:tab/><text:tab/><text:tab/>- <text:span text:style-name="T12">menu</text:span></text:p>
      <text:p text:style-name="P13"><text:tab/><text:tab/><text:tab/><text:tab/>- <text:span text:style-name="T12">MenuCard.js</text:span></text:p>
      <text:p text:style-name="P13"><text:tab/><text:tab/><text:tab/><text:tab/>- <text:span text:style-name="T12">MenuList.js</text:span></text:p>
      <text:p text:style-name="P13"><text:tab/><text:tab/><text:tab/><text:tab/>-<text:span text:style-name="T12">Menu.css</text:span></text:p>
      <text:p text:style-name="P13"><text:tab/> <text:s text:c="2"/>- <text:span text:style-name="T10">pages</text:span></text:p>
      <text:p text:style-name="P13"><text:tab/><text:tab/>- <text:span text:style-name="T11">layouts</text:span></text:p>
      <text:p text:style-name="P13"><text:tab/><text:tab/><text:tab/>- <text:span text:style-name="T11">Layout.js</text:span></text:p>
      <text:p text:style-name="P13"><text:tab/><text:tab/>- <text:span text:style-name="T11">frontend</text:span></text:p>
      <text:p text:style-name="P13"><text:tab/><text:tab/><text:tab/>- <text:span text:style-name="T11">Home.js</text:span></text:p>
      <text:p text:style-name="P13"><text:tab/><text:tab/><text:tab/>- <text:span text:style-name="T11">Menu.js</text:span></text:p>
      <text:p text:style-name="P13"><text:tab/><text:tab/><text:tab/>- <text:span text:style-name="T11">Posts.js</text:span></text:p>
      <text:p text:style-name="P13"><text:tab/><text:tab/><text:tab/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20">Functionalities</text:p>
      <text:p text:style-name="P120"/>
      <text:list xml:id="list3774132457" text:style-name="L7">
        <text:list-item>
          <text:p text:style-name="P119"><text:span text:style-name="T3">Navigation</text:span></text:p>
          <text:list>
            <text:list-item>
              <text:p text:style-name="P119"><text:span text:style-name="T15">Install : </text:span><text:span text:style-name="T50">npm install react-router-dom</text:span></text:p>
            </text:list-item>
            <text:list-item>
              <text:p text:style-name="P119"><text:span text:style-name="T15">App.js : define routes</text:span></text:p>
              <text:p text:style-name="P129"/>
            </text:list-item>
          </text:list>
        </text:list-item>
      </text:list>
      <text:p text:style-name="P108"><text:tab/>import { BrowserRouter, Routes, Route } from "react-router-dom";</text:p>
      <text:p text:style-name="P108"/>
      <text:p text:style-name="P108"><text:tab/>&lt;BrowserRouter&gt;</text:p>
      <text:p text:style-name="P108"><text:s text:c="6"/><text:tab/><text:tab/>&lt;Routes&gt;</text:p>
      <text:p text:style-name="P108"><text:s text:c="8"/><text:tab/><text:tab/><text:tab/>&lt;Route path="/" element={&lt;Layout /&gt;}&gt;</text:p>
      <text:p text:style-name="P108"><text:tab/><text:tab/> <text:s text:c="11"/>&lt;Route index element={&lt;Home /&gt;} /&gt;</text:p>
      <text:p text:style-name="P108"><text:tab/> <text:s text:c="9"/><text:tab/><text:tab/>&lt;Route path="menu" element={&lt;Menu /&gt;} /&gt;</text:p>
      <text:p text:style-name="P108"><text:tab/><text:tab/> <text:s text:c="9"/><text:tab/>&lt;Route path="posts" element={&lt;Posts /&gt;} /&gt;</text:p>
      <text:p text:style-name="P108"><text:s text:c="10"/><text:tab/><text:tab/><text:tab/>&lt;Route path='about' element={&lt;About /&gt;} /&gt;</text:p>
      <text:p text:style-name="P108"><text:s text:c="10"/><text:tab/><text:tab/><text:tab/>&lt;Route path='services' element={&lt;Services/&gt;}&gt;</text:p>
      <text:p text:style-name="P108"><text:s text:c="12"/><text:tab/><text:tab/><text:tab/>&lt;Route path='comments' element={&lt;Comments/&gt;}/&gt;</text:p>
      <text:p text:style-name="P108"><text:tab/><text:tab/><text:tab/><text:tab/>&lt;Route path='<text:span text:style-name="T16">seo</text:span>' element={&lt;<text:span text:style-name="T16">Seo</text:span>/&gt;}/&gt;</text:p>
      <text:p text:style-name="P108"><text:s text:c="10"/><text:tab/><text:tab/><text:tab/>&lt;/Route&gt;</text:p>
      <text:p text:style-name="P108"><text:s text:c="6"/><text:tab/><text:tab/>&lt;/Routes&gt;</text:p>
      <text:p text:style-name="P108"><text:s text:c="4"/><text:tab/>&lt;/BrowserRouter&gt;</text:p>
      <text:p text:style-name="P108"/>
      <text:list xml:id="list165911301927947" text:continue-numbering="true" text:style-name="L7">
        <text:list-item>
          <text:list>
            <text:list-item>
              <text:p text:style-name="P119"><text:span text:style-name="T17">Navbar component or corresponding navigation component </text:span><text:span text:style-name="T18">use routes </text:span></text:p>
            </text:list-item>
          </text:list>
        </text:list-item>
      </text:list>
      <text:p text:style-name="P125"/>
      <text:p text:style-name="P126"><text:tab/><text:tab/>import {NavLink} from react-router-dom</text:p>
      <text:p text:style-name="P126"/>
      <text:p text:style-name="P127">&lt;NavLink to=”/home” element={&lt;Home/&gt;} &gt;Home&lt;/<text:span text:style-name="T19">NavLink</text:span>&gt;</text:p>
      <text:p text:style-name="P128">&lt;NavLink to=”/<text:span text:style-name="T20">menu</text:span>” element={&lt;<text:span text:style-name="T20">Menu</text:span>/&gt;} &gt;<text:span text:style-name="T20">Menu</text:span>&lt;/<text:span text:style-name="T19">NavLink</text:span>&gt;</text:p>
      <text:p text:style-name="P128">&lt;NavLink to=”/<text:span text:style-name="T20">posts</text:span>” element={&lt;<text:span text:style-name="T20">Posts</text:span>/&gt;} &gt;<text:span text:style-name="T20">Posts</text:span>&lt;/<text:span text:style-name="T19">NavLink</text:span>&gt;</text:p>
      <text:p text:style-name="P128">&lt;NavLink to=”/<text:span text:style-name="T20">login</text:span>” element={&lt;<text:span text:style-name="T20">Login</text:span>/&gt;} &gt;<text:span text:style-name="T20">Sign-in</text:span>&lt;/<text:span text:style-name="T19">NavLink</text:span>&gt;</text:p>
      <text:p text:style-name="P60"/>
      <text:list xml:id="list165911167595326" text:continue-numbering="true" text:style-name="L7">
        <text:list-item>
          <text:p text:style-name="P55">Api Calling (axios)</text:p>
          <text:p text:style-name="P55"/>
          <text:list>
            <text:list-item>
              <text:p text:style-name="P75">promise based http client and uses promises to manage responses</text:p>
            </text:list-item>
            <text:list-item>
              <text:p text:style-name="P76"><text:span text:style-name="T37">Installation : </text:span>npm install axios</text:p>
            </text:list-item>
            <text:list-item>
              <text:p text:style-name="P77"><text:span text:style-name="T37">use : </text:span>import axios from ‘axios’;</text:p>
              <text:p text:style-name="P77"/>
              <text:p text:style-name="P77"><text:span text:style-name="T44">=&gt; </text:span><text:span text:style-name="T43">without async await (GET call)</text:span><text:tab/></text:p>
            </text:list-item>
            <text:list-item>
              <text:p text:style-name="P56"><text:span text:style-name="T24">axios.get(‘</text:span><text:a xlink:type="simple" xlink:href="http://api_call/" text:style-name="Internet_20_link" text:visited-style-name="Visited_20_Internet_20_Link"><text:span text:style-name="T24">http://api_call</text:span></text:a><text:span text:style-name="T24">’).then((res)=&gt;{handles res}).catch((error)=&gt;{handle error})</text:span></text:p>
              <text:p text:style-name="P79">- here then resolves the promise and catch handles the rejection but even if api is not executed the next statements will be executed.</text:p>
            </text:list-item>
            <text:list-item>
              <text:p text:style-name="P85">Eg:-</text:p>
              <text:p text:style-name="P123"/>
              <text:p text:style-name="P79">const handleFetch = () =&gt; {</text:p>
            </text:list-item>
          </text:list>
        </text:list-item>
      </text:list>
      <text:p text:style-name="P80"><text:s text:c="8"/>console.log("<text:span text:style-name="T38">stmt </text:span>one")</text:p>
      <text:p text:style-name="P81"><text:s text:c="8"/>const data = axios.get('https://jsonplaceholder.typicode.com/users')</text:p>
      <text:p text:style-name="P81"><text:soft-page-break/><text:s text:c="14"/>.then((res) =&gt; {</text:p>
      <text:p text:style-name="P81"><text:s text:c="16"/>console.log(res);</text:p>
      <text:p text:style-name="P81"><text:s text:c="14"/>})</text:p>
      <text:p text:style-name="P81"><text:s text:c="14"/>.catch((err) =&gt; {</text:p>
      <text:p text:style-name="P81"><text:s text:c="16"/>console.log(err);</text:p>
      <text:p text:style-name="P81"><text:s text:c="14"/>});</text:p>
      <text:p text:style-name="P81"><text:s text:c="8"/><text:tab/> <text:s/>console.log("<text:span text:style-name="T38">stmt </text:span>three")</text:p>
      <text:p text:style-name="P81"><text:s text:c="4"/><text:tab/>}</text:p>
      <text:p text:style-name="P81"><text:tab/></text:p>
      <text:p text:style-name="P81"><text:span text:style-name="T39"><text:tab/>Res:-</text:span></text:p>
      <text:p text:style-name="P81"><text:tab/><text:span text:style-name="T38">stmt </text:span>one</text:p>
      <text:p text:style-name="P81"><text:tab/><text:span text:style-name="T38">stmr </text:span>three</text:p>
      <text:p text:style-name="P82"><text:s/><text:tab/>{data: Array(10), status: 200, statusText: '', headers: AxiosHeaders, config: {…}, …}</text:p>
      <text:p text:style-name="P82"/>
      <text:p text:style-name="P82"/>
      <text:p text:style-name="P78"><text:span text:style-name="T40"><text:tab/></text:span><text:span text:style-name="T41">=&gt; </text:span><text:span text:style-name="T43">async await (GET call)</text:span></text:p>
      <text:list xml:id="list3921199690" text:style-name="L9">
        <text:list-item>
          <text:list>
            <text:list-item>
              <text:p text:style-name="P83">So we can use ASYNC and AWAIT to handle above case</text:p>
              <text:p text:style-name="P84">const getData = async ()=&gt;{</text:p>
              <text:list>
                <text:list-item>
                  <text:list>
                    <text:list-item>
                      <text:list>
                        <text:list-header>
                          <text:p text:style-name="P58"><text:span text:style-name="T24">const data = await axios.get(‘</text:span><text:a xlink:type="simple" xlink:href="http://api_call/" text:style-name="Internet_20_link" text:visited-style-name="Visited_20_Internet_20_Link"><text:span text:style-name="T26">http://api_call</text:span></text:a><text:span text:style-name="T24">’);</text:span></text:p>
                        </text:list-header>
                      </text:list>
                    </text:list-item>
                  </text:list>
                  <text:p text:style-name="P84">}</text:p>
                </text:list-item>
              </text:list>
              <text:p text:style-name="P84">The asynchronous function pauses until the promise is resolved.</text:p>
            </text:list-item>
          </text:list>
        </text:list-item>
      </text:list>
      <text:list xml:id="list165911895920122" text:continue-list="list165911167595326" text:style-name="L7">
        <text:list-item>
          <text:list>
            <text:list-item>
              <text:p text:style-name="P86">Eg :- <text:s/></text:p>
              <text:p text:style-name="P86">const handleFetch = async () =&gt; {</text:p>
            </text:list-item>
          </text:list>
        </text:list-item>
      </text:list>
      <text:p text:style-name="P87"><text:s text:c="8"/>console.log("one")</text:p>
      <text:p text:style-name="P88"><text:s text:c="8"/>try {</text:p>
      <text:p text:style-name="P88"><text:s text:c="12"/>const data = await axios.get('https://jsonpleholder.typicode.com/users');</text:p>
      <text:p text:style-name="P88"><text:s text:c="12"/>console.log(data);</text:p>
      <text:p text:style-name="P88"><text:s text:c="8"/>} catch (error) {</text:p>
      <text:p text:style-name="P88"><text:s text:c="12"/>console.log(error);</text:p>
      <text:p text:style-name="P88"><text:s text:c="8"/>}</text:p>
      <text:p text:style-name="P88"><text:s text:c="8"/>console.log("three");</text:p>
      <text:p text:style-name="P88"><text:s text:c="3"/>}</text:p>
      <text:p text:style-name="P89"><text:tab/>// <text:span text:style-name="T45">handle the error using try and catch </text:span></text:p>
      <text:p text:style-name="P92"><text:tab/> <text:s text:c="3"/></text:p>
      <text:p text:style-name="P92"><text:span text:style-name="T42">Res:-</text:span></text:p>
      <text:p text:style-name="P90">one</text:p>
      <text:p text:style-name="P91">{data: Array(10), status: 200, statusText: '', headers: AxiosHeaders, config: {…}, …}</text:p>
      <text:p text:style-name="P91">three</text:p>
      <text:p text:style-name="P91"/>
      <text:list xml:id="list144520766" text:style-name="L10">
        <text:list-item>
          <text:p text:style-name="P124"><text:span text:style-name="T47">=&gt; </text:span>without async await (POST CALL)</text:p>
          <text:p text:style-name="P93"><text:s text:c="13"/>const handleSubmit = (e)=&gt;{</text:p>
        </text:list-item>
      </text:list>
      <text:p text:style-name="P94"><text:s text:c="15"/><text:tab/>e.preventDefault();</text:p>
      <text:p text:style-name="P94"><text:s text:c="8"/><text:tab/><text:tab/>console.log("one");</text:p>
      <text:p text:style-name="P94"><text:s text:c="8"/><text:tab/><text:tab/>axios.post("https://jsonplaceholder.typicode.com/posts",data)</text:p>
      <text:p text:style-name="P98"><text:s text:c="8"/>.then((res)=&gt;{</text:p>
      <text:p text:style-name="P99"><text:s text:c="12"/>console.log(res);</text:p>
      <text:p text:style-name="P99"><text:s text:c="8"/>})</text:p>
      <text:p text:style-name="P99"><text:s text:c="8"/>.catch((err)=&gt;{</text:p>
      <text:p text:style-name="P99"><text:s text:c="12"/>console.log(err);</text:p>
      <text:p text:style-name="P99"><text:s text:c="8"/>})</text:p>
      <text:p text:style-name="P99"><text:s text:c="8"/>console.log("three");</text:p>
      <text:p text:style-name="P94"><text:s text:c="4"/><text:tab/>}</text:p>
      <text:p text:style-name="P94"><text:soft-page-break/></text:p>
      <text:p text:style-name="P94"><text:tab/><text:span text:style-name="T46">Res:- </text:span></text:p>
      <text:p text:style-name="P94"><text:tab/><text:tab/>one</text:p>
      <text:p text:style-name="P94"><text:tab/><text:tab/>three</text:p>
      <text:p text:style-name="P94"><text:tab/><text:tab/>{data: {…}, status: 201, statusText: '', headers: AxiosHeaders, config: {…}, …}</text:p>
      <text:p text:style-name="P94"/>
      <text:list xml:id="list165911179388622" text:continue-numbering="true" text:style-name="L10">
        <text:list-item>
          <text:p text:style-name="P124"><text:span text:style-name="T48">=&gt; </text:span>async await(POST CALL)</text:p>
          <text:list>
            <text:list-item>
              <text:list>
                <text:list-header>
                  <text:p text:style-name="P93"/>
                  <text:list>
                    <text:list-header>
                      <text:p text:style-name="P93"><text:s text:c="18"/>const handleSubmit = async (e)=&gt;{</text:p>
                    </text:list-header>
                  </text:list>
                </text:list-header>
              </text:list>
            </text:list-item>
          </text:list>
        </text:list-item>
      </text:list>
      <text:p text:style-name="P95"><text:s text:c="8"/></text:p>
      <text:p text:style-name="P96"><text:s text:c="8"/>e.preventDefault();</text:p>
      <text:p text:style-name="P96"><text:s text:c="8"/>console.log("one");</text:p>
      <text:p text:style-name="P97"><text:s text:c="8"/><text:span text:style-name="T49">try{</text:span></text:p>
      <text:p text:style-name="P97"><text:tab/><text:span text:style-name="T49">const res = </text:span>await axios.post("<text:a xlink:type="simple" xlink:href="https://jsonplaceholder.typicode.com/posts" text:style-name="Internet_20_link" text:visited-style-name="Visited_20_Internet_20_Link">https://jsonplaceholder.typicode.com/posts</text:a>",data)</text:p>
      <text:p text:style-name="P97"><text:tab/><text:span text:style-name="T49">console.log(res);</text:span></text:p>
      <text:p text:style-name="P97"><text:span text:style-name="T49"><text:s text:c="7"/>}catch (error){</text:span></text:p>
      <text:p text:style-name="P97"><text:tab/><text:span text:style-name="T49">console.log(error)</text:span></text:p>
      <text:p text:style-name="P97"><text:span text:style-name="T49"><text:s text:c="8"/>}</text:span></text:p>
      <text:p text:style-name="P96"><text:s text:c="8"/>console.log("three");</text:p>
      <text:p text:style-name="P96"><text:s text:c="4"/>}</text:p>
      <text:p text:style-name="P57"><text:tab/><text:span text:style-name="T27">Res:-</text:span></text:p>
      <text:p text:style-name="P57"><text:span text:style-name="T27"><text:tab/><text:tab/>one</text:span></text:p>
      <text:p text:style-name="P57"><text:span text:style-name="T27"><text:tab/><text:tab/>{data: {…}, status: 201, statusText: '', headers: AxiosHeaders, config: {…}, …}</text:span></text:p>
      <text:p text:style-name="P57"><text:span text:style-name="T27"><text:tab/><text:tab/>thre</text:span><text:span text:style-name="T28">e</text:span></text:p>
      <text:p text:style-name="P57"><text:span text:style-name="T27"/></text:p>
      <text:list xml:id="list165910961061229" text:continue-list="list165911895920122" text:style-name="L7">
        <text:list-item>
          <text:p text:style-name="P44">Route Redirecting :</text:p>
          <text:p text:style-name="P44"/>
          <text:list>
            <text:list-header>
              <text:p text:style-name="P45"><text:span text:style-name="T24">import {useNavigate} from ‘react-router-dom’;</text:span></text:p>
            </text:list-header>
          </text:list>
          <text:p text:style-name="P69"/>
          <text:p text:style-name="P69"><text:tab/>const navigate = useNavigate();</text:p>
          <text:p text:style-name="P69"><text:tab/><text:span text:style-name="T32">const isLoggedIn = localStorage.getItem(‘isLoggedIn’);</text:span></text:p>
          <text:p text:style-name="P69"><text:tab/><text:span text:style-name="T32">useEffect(()=&gt;{</text:span></text:p>
          <text:p text:style-name="P69"><text:tab/><text:tab/><text:span text:style-name="T32">if(!isLoggedin){</text:span></text:p>
          <text:p text:style-name="P69"><text:tab/><text:tab/><text:tab/><text:span text:style-name="T33">navigate(‘/login’);</text:span></text:p>
          <text:p text:style-name="P69"><text:span text:style-name="T32"><text:tab/><text:tab/>}</text:span></text:p>
          <text:p text:style-name="P69"><text:span text:style-name="T32"><text:tab/>},[])</text:span></text:p>
        </text:list-item>
      </text:list>
      <text:p text:style-name="P70"/>
      <text:p text:style-name="P70"/>
      <text:list xml:id="list165911775685602" text:continue-numbering="true" text:style-name="L7">
        <text:list-item>
          <text:p text:style-name="P46">LocalStorage</text:p>
          <text:list>
            <text:list-item>
              <text:p text:style-name="P52">local storage object is used to store the data on browser storage</text:p>
            </text:list-item>
            <text:list-item>
              <text:p text:style-name="P52">it have no expiration date and the data is not deleted browser is closed or changed tabs</text:p>
            </text:list-item>
            <text:list-item>
              <text:p text:style-name="P52">can be used for session handling </text:p>
            </text:list-item>
            <text:list-item>
              <text:p text:style-name="P52">store data in ke<text:span text:style-name="T35">y - </text:span>value pair</text:p>
            </text:list-item>
            <text:list-item>
              <text:p text:style-name="P47"><text:span text:style-name="T34">Set data :- </text:span>localStorage.setItem(‘key’,’value’);</text:p>
            </text:list-item>
            <text:list-item>
              <text:p text:style-name="P47"><text:span text:style-name="T34">Get data :- </text:span>localStorage.getItem(‘key’);</text:p>
            </text:list-item>
            <text:list-item>
              <text:p text:style-name="P53">Remove data :- localStorage.removeItem(‘key’)</text:p>
            </text:list-item>
            <text:list-item>
              <text:p text:style-name="P53">Clear all :- localStorage.clear()</text:p>
            </text:list-item>
            <text:list-item>
              <text:p text:style-name="P47">use JSON.parse() as localStorage stores data in String format</text:p>
              <text:p text:style-name="P47"/>
            </text:list-item>
          </text:list>
        </text:list-item>
      </text:list>
      <text:p text:style-name="P54"/>
      <text:p text:style-name="P54"/>
      <text:p text:style-name="P54"/>
      <text:p text:style-name="P54"><text:soft-page-break/></text:p>
      <text:list xml:id="list165910820819183" text:continue-numbering="true" text:style-name="L7">
        <text:list-item>
          <text:p text:style-name="P53">Login Session handling (localStorage)</text:p>
        </text:list-item>
      </text:list>
      <text:p text:style-name="P54"/>
      <text:p text:style-name="P54"/>
      <text:p text:style-name="P48"><text:tab/><text:tab/><text:span text:style-name="T36">Login.js</text:span></text:p>
      <text:p text:style-name="P50"><text:s/>const handleSubmit = (e) =&gt; {</text:p>
      <text:p text:style-name="P51"><text:s text:c="8"/>e.preventDefault();</text:p>
      <text:p text:style-name="P51"><text:s text:c="8"/>axios.get(`https://jsonplaceholder.typicode.com/users?email=${userEmail}`)</text:p>
      <text:p text:style-name="P51"><text:s text:c="12"/>.then((res) =&gt; {</text:p>
      <text:p text:style-name="P51"><text:s text:c="16"/>const userData = res.data[0];</text:p>
      <text:p text:style-name="P51"><text:s text:c="16"/>if (userData) {</text:p>
      <text:p text:style-name="P51"><text:s text:c="20"/>localStorage.setItem('user',JSON.stringify(userData));</text:p>
      <text:p text:style-name="P51"><text:s text:c="20"/>localStorage.setItem('isLoggedIn',true);</text:p>
      <text:p text:style-name="P51"><text:s text:c="20"/>navigate("/profile/account");</text:p>
      <text:p text:style-name="P51"><text:s text:c="16"/>} else {</text:p>
      <text:p text:style-name="P51"><text:s text:c="20"/>setError('Email is not valid');</text:p>
      <text:p text:style-name="P51"><text:s text:c="16"/>}</text:p>
      <text:p text:style-name="P51"><text:s text:c="12"/>})</text:p>
      <text:p text:style-name="P51"><text:s text:c="12"/>.catch((error) =&gt; {</text:p>
      <text:p text:style-name="P51"><text:s text:c="16"/>console.log(error);</text:p>
      <text:p text:style-name="P51"><text:s text:c="12"/>});</text:p>
      <text:p text:style-name="P51"/>
      <text:p text:style-name="P51"><text:s text:c="4"/>};</text:p>
      <text:p text:style-name="P51"/>
      <text:p text:style-name="P51"/>
      <text:p text:style-name="P51"/>
      <text:p text:style-name="P51"/>
      <text:p text:style-name="P48"><text:tab/><text:tab/><text:span text:style-name="T36">ProfileLayout.js</text:span></text:p>
      <text:p text:style-name="P49"><text:tab/><text:span text:style-name="T24">const isLoggedIn = JSON.parse(localStorage.getItem('isLoggedIn'));</text:span></text:p>
      <text:p text:style-name="P71"><text:s text:c="4"/><text:tab/>const [loginStatus,setStatus] = useState(isLoggedIn);</text:p>
      <text:p text:style-name="P71"><text:s text:c="3"/><text:tab/>const navigate = useNavigate();</text:p>
      <text:p text:style-name="P72"/>
      <text:p text:style-name="P73"><text:s text:c="4"/>useEffect(()=&gt;{</text:p>
      <text:p text:style-name="P74"><text:s text:c="8"/>localStorage.setItem('isLoggedIn',loginStatus);</text:p>
      <text:p text:style-name="P74"><text:s text:c="8"/>if(!loginStatus){</text:p>
      <text:p text:style-name="P74"><text:s text:c="12"/>navigate('/login');</text:p>
      <text:p text:style-name="P74"><text:s text:c="12"/>localStorage.removeItem('user');</text:p>
      <text:p text:style-name="P74"><text:s text:c="8"/>}</text:p>
      <text:p text:style-name="P74"><text:s text:c="4"/>},[loginStatus])</text:p>
      <text:p text:style-name="P74"><text:s text:c="3"/>const handleLogout = ()=&gt;{</text:p>
      <text:p text:style-name="P74"><text:s text:c="8"/>setStatus(false);</text:p>
      <text:p text:style-name="P122"><text:span text:style-name="T29"><text:s text:c="3"/>}</text:span></text:p>
      <text:p text:style-name="P3"><text:tab/></text:p>
      <text:p text:style-name="P3"/>
      <text:p text:style-name="P17">API fetching using axioxs</text:p>
      <text:p text:style-name="P17">- Installation : npm install axioxs</text:p>
      <text:p text:style-name="P17">- use : import axios from "axios";</text:p>
      <text:p text:style-name="P19">- using axios (promise) to set operation and handle errors</text:p>
      <text:p text:style-name="P19"/>
      <text:p text:style-name="P17">const handleSubmit = (e)=&gt;{</text:p>
      <text:p text:style-name="P17"><text:s text:c="8"/>axios.get(`https://jsonplaceholder.typicode.com/users?email=${userEmail}`)</text:p>
      <text:p text:style-name="P17"><text:s text:c="8"/>.then((res) =&gt; {</text:p>
      <text:p text:style-name="P17"><text:soft-page-break/><text:s text:c="12"/>const userData = res.data[0];</text:p>
      <text:p text:style-name="P17"><text:s text:c="12"/>if (userData) {</text:p>
      <text:p text:style-name="P17"><text:s text:c="14"/>setUser(userData);</text:p>
      <text:p text:style-name="P17"><text:s text:c="14"/>setLoginStatus(true);</text:p>
      <text:p text:style-name="P17"><text:s text:c="14"/>navigate("/profile/account");</text:p>
      <text:p text:style-name="P17"><text:s text:c="12"/>} else {</text:p>
      <text:p text:style-name="P17"><text:s text:c="14"/>setError('Email is not valid');</text:p>
      <text:p text:style-name="P17"><text:s text:c="12"/>}</text:p>
      <text:p text:style-name="P17"><text:s text:c="10"/>})</text:p>
      <text:p text:style-name="P17"><text:s text:c="10"/>.catch((error) =&gt; {</text:p>
      <text:p text:style-name="P17"><text:s text:c="12"/>console.log(error);</text:p>
      <text:p text:style-name="P17"><text:s text:c="10"/>});</text:p>
      <text:p text:style-name="P20">}</text:p>
      <text:p text:style-name="P18"><text:span text:style-name="T21">Listing of API data</text:span> <text:span text:style-name="T22">using map and jsx</text:span> <text:s text:c="2"/></text:p>
      <text:p text:style-name="P18"><text:s text:c="2"/></text:p>
      <text:p text:style-name="P21">const[menu,setMenu] = useState({});</text:p>
      <text:p text:style-name="P21"/>
      <text:p text:style-name="P17">useEffect(() =&gt; {</text:p>
      <text:p text:style-name="P17"><text:s text:c="8"/>axios.get(`https://api.sampleapis.com/coffee/hot/${searchId}`)</text:p>
      <text:p text:style-name="P17"><text:s text:c="12"/>.then((res) =&gt; {</text:p>
      <text:p text:style-name="P17"><text:s text:c="16"/>setMenu(res.data);</text:p>
      <text:p text:style-name="P17"><text:s text:c="12"/>})</text:p>
      <text:p text:style-name="P17"><text:s text:c="12"/>.catch((error) =&gt; {</text:p>
      <text:p text:style-name="P17"><text:s text:c="16"/>console.log(error);</text:p>
      <text:p text:style-name="P17"><text:s text:c="12"/>});</text:p>
      <text:p text:style-name="P17"><text:s text:c="4"/>}, [searchId]);</text:p>
      <text:p text:style-name="P17"/>
      <text:p text:style-name="P17">menu.map((item) =&gt;</text:p>
      <text:p text:style-name="P17"><text:tab/>&lt;div key={item.id} className="col-3 mb-4"&gt;</text:p>
      <text:p text:style-name="P17"><text:tab/><text:tab/>&lt;div className="menu card"&gt;</text:p>
      <text:p text:style-name="P17"><text:tab/><text:tab/><text:tab/>&lt;div className="card-body d-flex justify-content-center"&gt;</text:p>
      <text:p text:style-name="P17"><text:s text:c="36"/>&lt;img className="coffe-images" src={item.image} /&gt;</text:p>
      <text:p text:style-name="P17"><text:s text:c="32"/>&lt;/div&gt;</text:p>
      <text:p text:style-name="P17"><text:s text:c="32"/>&lt;div className="card-footer"&gt;</text:p>
      <text:p text:style-name="P17"><text:s text:c="36"/>&lt;h6&gt;{item.title}&lt;/h6&gt;</text:p>
      <text:p text:style-name="P17"><text:s text:c="36"/>&lt;span&gt;{item.description}&lt;/span&gt;</text:p>
      <text:p text:style-name="P17"><text:s text:c="32"/>&lt;/div&gt;</text:p>
      <text:p text:style-name="P17"><text:s text:c="28"/>&lt;/div&gt;</text:p>
      <text:p text:style-name="P17"><text:s text:c="24"/>&lt;/div&gt;</text:p>
      <text:p text:style-name="P17"><text:s text:c="20"/>)</text:p>
      <text:p text:style-name="P1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8:02:44.707270143</meta:creation-date>
    <dc:date>2024-02-21T16:59:10.217333779</dc:date>
    <meta:editing-duration>PT12H36M46S</meta:editing-duration>
    <meta:editing-cycles>143</meta:editing-cycles>
    <meta:generator>LibreOffice/7.3.7.2$Linux_X86_64 LibreOffice_project/30$Build-2</meta:generator>
    <meta:document-statistic meta:table-count="0" meta:image-count="0" meta:object-count="0" meta:page-count="8" meta:paragraph-count="355" meta:word-count="1306" meta:character-count="10836" meta:non-whitespace-character-count="8417"/>
  </office:meta>
</office:document-meta>
</file>